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NewPS-BoldMT" svg:font-family="CourierNewPS-BoldMT"/>
    <style:font-face style:name="CourierNewPSMT" svg:font-family="CourierNewPSMT"/>
    <style:font-face style:name="Tahoma1" svg:font-family="Tahoma"/>
    <style:font-face style:name="Courier New" svg:font-family="'Courier New'" style:font-family-generic="modern"/>
    <style:font-face style:name="ArialMT" svg:font-family="ArialMT" style:font-family-generic="swiss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6.375in" fo:margin-left="0.3035in" fo:margin-right="0.0083in" table:align="margins" style:writing-mode="lr-tb"/>
    </style:style>
    <style:style style:name="Table1.A" style:family="table-column">
      <style:table-column-properties style:column-width="4.291in" style:rel-column-width="6179*"/>
    </style:style>
    <style:style style:name="Table1.B" style:family="table-column">
      <style:table-column-properties style:column-width="2.0819in" style:rel-column-width="2998*"/>
    </style:style>
    <style:style style:name="Table1.1" style:family="table-row">
      <style:table-row-properties style:keep-together="true"/>
    </style:style>
    <style:style style:name="Table1.A1" style:family="table-cell">
      <style:table-cell-properties style:vertical-align="top" fo:background-color="#60606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606060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.3" style:family="table-row">
      <style:table-row-properties style:min-row-height="0.3194in" style:keep-together="true"/>
    </style:style>
    <style:style style:name="P1" style:family="paragraph" style:parent-style-name="Standard" style:master-page-name="Standard">
      <style:paragraph-properties fo:text-align="start" style:justify-single-word="false"/>
      <style:text-properties style:font-name="Arial" fo:font-size="18pt" fo:language="en" fo:country="US" fo:font-weight="bold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Arial" fo:font-size="18pt" fo:language="en" fo:country="US" fo:font-weight="bold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language="en" fo:country="US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6pt" fo:language="en" fo:country="US" style:font-size-asian="6pt" style:font-size-complex="6pt"/>
    </style:style>
    <style:style style:name="P5" style:family="paragraph" style:parent-style-name="Standard">
      <style:paragraph-properties fo:text-align="start" style:justify-single-word="false"/>
      <style:text-properties style:font-name="Arial" fo:font-size="18pt" fo:language="en" fo:country="US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Arial" fo:font-size="48pt" fo:language="en" fo:country="US" style:font-size-asian="48pt" style:font-size-complex="48pt"/>
    </style:style>
    <style:style style:name="P7" style:family="paragraph" style:parent-style-name="Standard">
      <style:paragraph-properties fo:text-align="center" style:justify-single-word="false"/>
      <style:text-properties style:font-name="Arial" fo:font-size="40pt" fo:language="en" fo:country="US" style:font-size-asian="40pt" style:font-size-complex="40pt"/>
    </style:style>
    <style:style style:name="P8" style:family="paragraph" style:parent-style-name="Standard">
      <style:paragraph-properties fo:text-align="center" style:justify-single-word="false"/>
      <style:text-properties style:font-name="Arial" fo:language="en" fo:country="US"/>
    </style:style>
    <style:style style:name="P9" style:family="paragraph" style:parent-style-name="Standard">
      <style:paragraph-properties fo:text-align="center" style:justify-single-word="false"/>
      <style:text-properties style:font-name="Arial" fo:font-size="28pt" fo:language="en" fo:country="US" fo:font-weight="bold" style:font-size-asian="28pt" style:font-weight-asian="bold" style:font-size-complex="28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style:font-name="Arial" fo:language="en" fo:country="US" fo:font-style="italic" style:font-style-asian="italic" style:font-style-complex="italic"/>
    </style:style>
    <style:style style:name="P11" style:family="paragraph" style:parent-style-name="Standard">
      <style:paragraph-properties fo:text-align="start" style:justify-single-word="false"/>
      <style:text-properties fo:color="#000000" style:font-name="Arial" fo:language="en" fo:country="US"/>
    </style:style>
    <style:style style:name="P12" style:family="paragraph" style:parent-style-name="Standard">
      <style:paragraph-properties fo:text-align="center" style:justify-single-word="false"/>
      <style:text-properties fo:color="#000000" style:font-name="Arial" fo:font-size="40pt" fo:language="en" fo:country="US" style:font-size-asian="40pt" style:font-size-complex="40pt"/>
    </style:style>
    <style:style style:name="P13" style:family="paragraph" style:parent-style-name="Standard">
      <style:paragraph-properties fo:text-align="center" style:justify-single-word="false"/>
      <style:text-properties fo:color="#000000" style:font-name="Arial" fo:language="en" fo:country="US"/>
    </style:style>
    <style:style style:name="P14" style:family="paragraph" style:parent-style-name="Standard">
      <style:paragraph-properties fo:text-align="end" style:justify-single-word="false"/>
      <style:text-properties style:font-name="Arial" fo:language="en" fo:country="US" fo:font-style="italic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Arial" fo:language="en" fo:country="US"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Arial" fo:language="en" fo:country="US" style:language-complex="ne" style:country-complex="NP"/>
    </style:style>
    <style:style style:name="P17" style:family="paragraph" style:parent-style-name="Heading_20_1">
      <style:paragraph-properties fo:break-before="page"/>
      <style:text-properties style:language-complex="ne" style:country-complex="NP"/>
    </style:style>
    <style:style style:name="P18" style:family="paragraph" style:parent-style-name="Standard">
      <style:text-properties style:font-name="Arial" style:language-complex="ne" style:country-complex="NP"/>
    </style:style>
    <style:style style:name="P19" style:family="paragraph" style:parent-style-name="Standard">
      <style:text-properties style:font-name="Arial" style:font-name-complex="ArialMT" style:language-complex="ne" style:country-complex="NP"/>
    </style:style>
    <style:style style:name="P20" style:family="paragraph" style:parent-style-name="Heading_20_1">
      <style:text-properties style:language-complex="ne" style:country-complex="NP"/>
    </style:style>
    <style:style style:name="P21" style:family="paragraph" style:parent-style-name="Standard" style:list-style-name="WW8Num2">
      <style:text-properties style:font-name="Arial" style:font-name-complex="ArialMT" style:language-complex="ne" style:country-complex="NP"/>
    </style:style>
    <style:style style:name="P22" style:family="paragraph" style:parent-style-name="Heading_20_2">
      <style:text-properties style:language-complex="ne" style:country-complex="NP"/>
    </style:style>
    <style:style style:name="P23" style:family="paragraph" style:parent-style-name="Standard">
      <style:paragraph-properties fo:margin-left="0.0398in" fo:margin-right="-0.002in" fo:text-indent="0in" style:auto-text-indent="false" style:snap-to-layout-grid="false"/>
      <style:text-properties fo:color="#ffffff" style:font-name="Courier New" fo:font-size="10pt" fo:font-weight="bold" style:font-size-asian="10pt" style:font-weight-asian="bold" style:font-name-complex="CourierNewPS-BoldMT" style:font-size-complex="10pt" style:language-complex="ne" style:country-complex="NP" style:font-weight-complex="bold"/>
    </style:style>
    <style:style style:name="P24" style:family="paragraph" style:parent-style-name="Standard">
      <style:paragraph-properties fo:margin-left="0.0398in" fo:margin-right="-0.002in" fo:text-align="start" style:justify-single-word="false" fo:text-indent="0in" style:auto-text-indent="false" style:snap-to-layout-grid="false"/>
      <style:text-properties style:font-name="Courier New" fo:font-size="10pt" style:font-size-asian="10pt" style:font-name-complex="CourierNewPSMT" style:font-size-complex="10pt" style:language-complex="ne" style:country-complex="NP"/>
    </style:style>
    <style:style style:name="P25" style:family="paragraph" style:parent-style-name="Standard">
      <style:paragraph-properties fo:margin-left="0.0398in" fo:margin-right="-0.002in" fo:text-align="start" style:justify-single-word="false" fo:text-indent="0in" style:auto-text-indent="false"/>
      <style:text-properties style:font-name="Courier New" fo:font-size="10pt" style:font-size-asian="10pt" style:font-name-complex="CourierNewPSMT" style:font-size-complex="10pt" style:language-complex="ne" style:country-complex="NP"/>
    </style:style>
    <style:style style:name="P26" style:family="paragraph" style:parent-style-name="Standard">
      <style:text-properties style:font-name="Arial"/>
    </style:style>
    <style:style style:name="P27" style:family="paragraph" style:parent-style-name="Standard">
      <style:paragraph-properties fo:margin-left="0.3752in" fo:margin-right="0in" fo:text-indent="0in" style:auto-text-indent="false" fo:background-color="#ffff99">
        <style:background-image/>
      </style:paragraph-properties>
      <style:text-properties style:font-name="Courier New" fo:font-size="10pt" style:font-size-asian="10pt" style:font-name-complex="CourierNewPSMT" style:font-size-complex="10pt" style:language-complex="ne" style:country-complex="NP"/>
    </style:style>
    <style:style style:name="P28" style:family="paragraph" style:parent-style-name="Standard">
      <style:paragraph-properties fo:margin-left="0.3752in" fo:margin-right="0in" fo:text-indent="0in" style:auto-text-indent="false" fo:background-color="#ffff99">
        <style:tab-stops>
          <style:tab-stop style:position="0.75in"/>
        </style:tab-stops>
        <style:background-image/>
      </style:paragraph-properties>
      <style:text-properties style:font-name="Courier New" fo:font-size="10pt" style:font-size-asian="10pt" style:font-name-complex="CourierNewPSMT" style:font-size-complex="10pt" style:language-complex="ne" style:country-complex="NP"/>
    </style:style>
    <style:style style:name="P29" style:family="paragraph" style:parent-style-name="Standard">
      <style:paragraph-properties fo:margin-left="0.3752in" fo:margin-right="0in" fo:text-indent="0in" style:auto-text-indent="false" fo:background-color="#ffff99">
        <style:tab-stops>
          <style:tab-stop style:position="0.75in"/>
        </style:tab-stops>
        <style:background-image/>
      </style:paragraph-properties>
    </style:style>
    <style:style style:name="P30" style:family="paragraph" style:parent-style-name="Standard">
      <style:text-properties style:font-name="Arial" fo:font-size="10pt" style:font-size-asian="10pt" style:font-name-complex="CourierNewPSMT" style:font-size-complex="10pt" style:language-complex="ne" style:country-complex="NP"/>
    </style:style>
    <style:style style:name="P31" style:family="paragraph" style:parent-style-name="Standard">
      <style:text-properties style:font-name="Arial" fo:font-size="9pt" style:font-size-asian="9pt" style:font-size-complex="9pt" style:language-complex="ne" style:country-complex="NP"/>
    </style:style>
    <style:style style:name="P32" style:family="paragraph" style:parent-style-name="Standard" style:list-style-name="WW8Num1">
      <style:paragraph-properties fo:text-align="start" style:justify-single-word="false"/>
    </style:style>
    <style:style style:name="P33" style:family="paragraph" style:parent-style-name="Standard" style:list-style-name="WW8Num1">
      <style:text-properties style:font-name="Arial" style:font-name-complex="ArialMT" style:language-complex="ne" style:country-complex="N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complex="ArialMT" style:language-complex="ne" style:country-complex="NP"/>
    </style:style>
    <style:style style:name="T3" style:family="text">
      <style:text-properties style:font-name="Arial" style:language-complex="ne" style:country-complex="NP"/>
    </style:style>
    <style:style style:name="T4" style:family="text">
      <style:text-properties style:font-name="Courier New" fo:font-size="10pt" style:font-size-asian="10pt" style:font-name-complex="CourierNewPSMT" style:font-size-complex="10pt" style:language-complex="ne" style:country-complex="NP"/>
    </style:style>
    <style:style style:name="T5" style:family="text">
      <style:text-properties style:font-name="Courier New" fo:font-size="10pt" style:font-size-asian="10pt" style:font-name-complex="CourierNewPS-BoldMT" style:font-size-complex="10pt" style:language-complex="ne" style:country-complex="NP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min-label-distance="0.15in"/>
      </text:list-level-style-number>
      <text:list-level-style-number text:level="2" style:num-suffix="." style:num-format="1" text:display-levels="2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.NET Business Rules Engine</text:p>
      <text:p text:style-name="P3"><text:s/>http://nxbre.org </text:p>
      <text:p text:style-name="P4"/>
      <text:p text:style-name="P5"><draw:frame draw:style-name="fr1" draw:name="Graphic3" text:anchor-type="as-char" svg:width="5.3335in" svg:height="0.0661in" draw:z-index="0"><draw:image xlink:href="../../../../../../Program%20Files/OpenOffice.org%202.0/share/gallery/rulers/blurulr5.gif" xlink:type="simple" xlink:show="embed" xlink:actuate="onLoad"/></draw:frame></text:p>
      <text:p text:style-name="P5"/>
      <text:p text:style-name="P6"/>
      <text:p text:style-name="P6"/>
      <text:p text:style-name="P7"/>
      <text:p text:style-name="P8"><draw:frame draw:style-name="fr2" draw:name="Graphic1" text:anchor-type="paragraph" svg:y="0in" svg:width="3.4862in" svg:height="0.6043in" draw:z-index="1"><draw:image xlink:href="../nxbre.png" xlink:type="simple" xlink:show="embed" xlink:actuate="onLoad"/></draw:frame></text:p>
      <text:p text:style-name="P9">Inference Engine Registry</text:p>
      <text:p text:style-name="P10"/>
      <text:p text:style-name="P11"/>
      <text:p text:style-name="P11"/>
      <text:p text:style-name="P12"/>
      <text:p text:style-name="P11"/>
      <text:p text:style-name="P13"/>
      <text:p text:style-name="P13"/>
      <text:p text:style-name="P1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David Dossot, Project Lead</text:p>
      <text:p text:style-name="P15"/>
      <text:p text:style-name="P16"><text:date style:data-style-name="N76" text:date-value="2006-05-23T23:29:02.81">May 23, 2006</text:date></text:p>
      <text:p text:style-name="Standard"/>
      <text:h text:style-name="P17" text:outline-level="1">Introduction</text:h>
      <text:p text:style-name="P18"/>
      <text:p text:style-name="P19">This document presents a quick overview of the Inference Engine Registry that has been developed for a user of <text:span text:style-name="T1">NxBRE</text:span> in order to facilitate a multi-rule base implementation of the engine in a multi-threaded environment.</text:p>
      <text:p text:style-name="P19"/>
      <text:h text:style-name="P20" text:outline-level="1">Specifications</text:h>
      <text:p text:style-name="P19"/>
      <text:p text:style-name="P19">The main goals were:</text:p>
      <text:p text:style-name="P19"/>
      <text:list text:style-name="WW8Num2">
        <text:list-item>
          <text:p text:style-name="P21">to facilitate the loading of multiple rule bases by storing them in shared registry,</text:p>
        </text:list-item>
        <text:list-item>
          <text:p text:style-name="P21">to monitor the file system for changes in rule files or binder files and automatically</text:p>
        </text:list-item>
        <text:list-item>
          <text:p text:style-name="P21">reload these without disrupting the usage of the engine,</text:p>
        </text:list-item>
        <text:list-item>
          <text:p text:style-name="P21">to demonstrate how to leverage this registry in a multi-threaded environment.</text:p>
        </text:list-item>
      </text:list>
      <text:p text:style-name="P19"/>
      <text:h text:style-name="P20" text:outline-level="1">The Engine Registry</text:h>
      <text:h text:style-name="P22" text:outline-level="2">MAIN DELIVERABLES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>File location</text:p>
          </table:table-cell>
          <table:table-cell table:style-name="Table1.B1" office:value-type="string">
            <text:p text:style-name="P23">Description</text:p>
          </table:table-cell>
        </table:table-row>
        <table:table-row table:style-name="Table1.1">
          <table:table-cell table:style-name="Table1.A2" office:value-type="string">
            <text:p text:style-name="P24">\docs\NxBRE_IE-Registry.pdf</text:p>
          </table:table-cell>
          <table:table-cell table:style-name="Table1.B2" office:value-type="string">
            <text:p text:style-name="P24">This document</text:p>
          </table:table-cell>
        </table:table-row>
        <table:table-row table:style-name="Table1.3">
          <table:table-cell table:style-name="Table1.A2" office:value-type="string">
            <text:p text:style-name="P24">\rules\add.ruleml</text:p>
            <text:p text:style-name="P25">\rules\multiply-binderless.ruleml</text:p>
          </table:table-cell>
          <table:table-cell table:style-name="Table1.B2" office:value-type="string">
            <text:p text:style-name="P24">Sample rule files</text:p>
          </table:table-cell>
        </table:table-row>
        <table:table-row table:style-name="Table1.1">
          <table:table-cell table:style-name="Table1.A2" office:value-type="string">
            <text:p text:style-name="P24">\rules\add.ruleml.ccb</text:p>
          </table:table-cell>
          <table:table-cell table:style-name="Table1.B2" office:value-type="string">
            <text:p text:style-name="P24">Sample binder.</text:p>
          </table:table-cell>
        </table:table-row>
        <table:table-row table:style-name="Table1.1">
          <table:table-cell table:style-name="Table1.A2" office:value-type="string">
            <text:p text:style-name="P24">\rules\ruleml-0_9-nafdatalog.xsd</text:p>
          </table:table-cell>
          <table:table-cell table:style-name="Table1.B2" office:value-type="string">
            <text:p text:style-name="P24">Schema of the Rule 0.9 NafDatalog sublanguage</text:p>
          </table:table-cell>
        </table:table-row>
        <table:table-row table:style-name="Table1.1">
          <table:table-cell table:style-name="Table1.A2" office:value-type="string">
            <text:p text:style-name="P24">\rules\nxbre-registry.xml</text:p>
          </table:table-cell>
          <table:table-cell table:style-name="Table1.B2" office:value-type="string">
            <text:p text:style-name="P24">The registry configuration file</text:p>
          </table:table-cell>
        </table:table-row>
        <table:table-row table:style-name="Table1.1">
          <table:table-cell table:style-name="Table1.A2" office:value-type="string">
            <text:p text:style-name="P24">\source\EngineRegistry\InferenceEngineRegistry.cs</text:p>
          </table:table-cell>
          <table:table-cell table:style-name="Table1.B2" office:value-type="string">
            <text:p text:style-name="P24">The registry class file</text:p>
          </table:table-cell>
        </table:table-row>
        <table:table-row table:style-name="Table1.1">
          <table:table-cell table:style-name="Table1.A2" office:value-type="string">
            <text:p text:style-name="P24">\source\TestRegistry\TestRegistry.cs</text:p>
          </table:table-cell>
          <table:table-cell table:style-name="Table1.B2" office:value-type="string">
            <text:p text:style-name="P24">The test file that demonstrates how to use the registry</text:p>
          </table:table-cell>
        </table:table-row>
      </table:table>
      <text:p text:style-name="P26"/>
      <text:h text:style-name="P22" text:outline-level="2">TESTING THE REGISTRY</text:h>
      <text:p text:style-name="Standard"><text:span text:style-name="T2">After compiling the two classes, start the </text:span><text:span text:style-name="T3">TestRegistry </text:span><text:span text:style-name="T2">console application.</text:span></text:p>
      <text:p text:style-name="P19"/>
      <text:p text:style-name="Standard"><text:span text:style-name="T2">The registry will load the engines as defined in the registry configuration file in the </text:span><text:span text:style-name="T3">\rules </text:span><text:span text:style-name="T2">folder:</text:span></text:p>
      <text:p text:style-name="P19"/>
      <text:p text:style-name="P27">nxbre-registry.xml</text:p>
      <text:p text:style-name="P27"/>
      <text:p text:style-name="P28">&lt;nxbre-registry&gt;</text:p>
      <text:p text:style-name="P29"><text:span text:style-name="T4">&lt;engine<text:tab/>id="</text:span><text:span text:style-name="T5">multiplication rules</text:span><text:span text:style-name="T4">"</text:span></text:p>
      <text:p text:style-name="P29"><text:span text:style-name="T4"><text:tab/>ruleFile="</text:span><text:span text:style-name="T5">multiply-binderless.ruleml</text:span><text:span text:style-name="T4">" /&gt;</text:span></text:p>
      <text:p text:style-name="P29"><text:span text:style-name="T4">&lt;engine<text:tab/>id="</text:span><text:span text:style-name="T5">addition rules</text:span><text:span text:style-name="T4">"</text:span></text:p>
      <text:p text:style-name="P29"><text:span text:style-name="T4"><text:tab/>ruleFile="</text:span><text:span text:style-name="T5">add.ruleml</text:span><text:span text:style-name="T4">"</text:span></text:p>
      <text:p text:style-name="P29"><text:span text:style-name="T4"><text:tab/>binderFile="</text:span><text:span text:style-name="T5">add.ruleml.ccb</text:span><text:span text:style-name="T4">"</text:span></text:p>
      <text:p text:style-name="P29"><text:span text:style-name="T4"><text:tab/>binderClass="org.nxbre.ie.test</text:span><text:span text:style-name="T5">.AddBinder</text:span><text:span text:style-name="T4">" /&gt;</text:span></text:p>
      <text:p text:style-name="P28">&lt;/nxbre-registry&gt;</text:p>
      <text:p text:style-name="P30"/>
      <text:p text:style-name="P19">This configuration is pretty self-explicit, two rule files will be available in the registry. The console application shows two threads accessing these two rule files simultaneously: the output of these threads, one performing random additions and the other one doing multiplications is shown in the console.</text:p>
      <text:p text:style-name="P19"/>
      <text:p text:style-name="P19">Edit one of the three files referenced above (RuleML or binder files) and you will see, after a short while, that the engine is taking the modification into account.</text:p>
      <text:p text:style-name="P19"/>
      <text:p text:style-name="Standard"><text:span text:style-name="T2">For example, in </text:span><text:span text:style-name="T3">add.ruleml </text:span><text:span text:style-name="T2">modify the initial result value to “30000” and you will quickly see the difference in the console. Similarly add something like </text:span><text:span text:style-name="T3">Console.WriteLine(“hello”) </text:span><text:span text:style-name="T2">in the </text:span><text:span text:style-name="T3">Compute </text:span><text:span text:style-name="T2">method of </text:span><text:span text:style-name="T3">add.ruleml.ccb </text:span><text:span text:style-name="T2">and you will see the new binder in action within a second.</text:span></text:p>
      <text:p text:style-name="P19"/>
      <text:p text:style-name="P19">Type ENTER to stop the test.</text:p>
      <text:p text:style-name="P26"/>
      <text:h text:style-name="P22" text:outline-level="2">USING THE REGISTRY</text:h>
      <text:p text:style-name="P31"/>
      <text:p text:style-name="Standard"><text:span text:style-name="T2">The </text:span><text:span text:style-name="T3">MultiplicationRuleConsummer </text:span><text:span text:style-name="T2">and </text:span><text:span text:style-name="T3">AdditionRuleConsummer </text:span><text:span text:style-name="T2">methods of </text:span><text:span text:style-name="T3">TestRegistry </text:span><text:span text:style-name="T2">show how to retrieve an engine out of the registry (with the </text:span><text:span text:style-name="T3">GetEngine </text:span><text:span text:style-name="T2">method) and how to manage the working memory in multi-threaded environment (this is also detailed in the PDF documentation).</text:span></text:p>
      <text:p text:style-name="P19"/>
      <text:p text:style-name="P19">As you see, the registry instance is a singleton of InferenceEngineRegistry. If a static instance is not an option for your project, an elegant solution consists in using <text:a xlink:type="simple" xlink:href="http://springframework.net/"><text:span text:style-name="T6">Spring</text:span></text:a> to manage your objects graph and have the registry singleton instantiated and injected in your worker objects by this framework.</text:p>
      <text:p text:style-name="P19"/>
      <text:p text:style-name="P19">With ASP.NET web applications, we recommend the following approach:</text:p>
      <text:p text:style-name="P19"/>
      <text:list text:style-name="WW8Num1">
        <text:list-item>
          <text:p text:style-name="P32"><text:span text:style-name="T2">if the processing of the rule is not too long, hence if threads of the web server are not immobilized to long waiting for a processing to finish, store the instance of </text:span><text:span text:style-name="T3">InferenceEngineRegistry </text:span><text:span text:style-name="T2">in an Application wide variable (for example, by using Spring),<text:line-break/></text:span></text:p>
        </text:list-item>
        <text:list-item>
          <text:p text:style-name="P33">if scalability is endangered by the fact that web server threads are blocked waiting for the inference engine, decouple the engine registry from the web application and wrap it in a specific service, either a .NET Remoting service or an MSMQ based service, and establish a asynchronous communications between the ASP.NET application and the said service.</text:p>
        </text:list-item>
      </text:list>
      <text:p text:style-name="P19"/>
      <text:p text:style-name="P19">Of course, we suggest to start with the first approach and to move to the second one if the load tests demonstrates that targets of scalability and performance will not be reached.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NewPS-BoldMT" svg:font-family="CourierNewPS-BoldMT"/>
    <style:font-face style:name="CourierNewPSMT" svg:font-family="CourierNewPSMT"/>
    <style:font-face style:name="Tahoma1" svg:font-family="Tahoma"/>
    <style:font-face style:name="Courier New" svg:font-family="'Courier New'" style:font-family-generic="modern"/>
    <style:font-face style:name="ArialMT" svg:font-family="ArialMT" style:font-family-generic="swiss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distance="0.15in"/>
      </text:outline-level-style>
      <text:outline-level-style text:level="2" style:num-suffix="." style:num-format="1" text:display-levels="2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902in" fo:margin-bottom="0.7902in" fo:margin-left="0.7902in" fo:margin-right="0.7902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1 Introduction</dc:title>
    <meta:initial-creator>David Dossot</meta:initial-creator>
    <meta:creation-date>2006-05-23T12:45:00</meta:creation-date>
    <dc:creator>David Dossot</dc:creator>
    <dc:date>2006-05-23T23:29:02</dc:date>
    <dc:language>en-US</dc:language>
    <meta:editing-cycles>3</meta:editing-cycles>
    <meta:editing-duration>PT18M9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3" meta:paragraph-count="56" meta:word-count="583" meta:character-count="3847"/>
  </office:meta>
</office:document-meta>
</file>